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492cm" fo:margin-left="-0.199cm" fo:margin-top="0cm" fo:margin-bottom="0cm" table:align="left" style:writing-mode="lr-tb"/>
    </style:style>
    <style:style style:name="Table1.A" style:family="table-column">
      <style:table-column-properties style:column-width="7.742cm"/>
    </style:style>
    <style:style style:name="Table1.B" style:family="table-column">
      <style:table-column-properties style:column-width="8.749cm"/>
    </style:style>
    <style:style style:name="Table1.1" style:family="table-row">
      <style:table-row-properties fo:keep-together="auto"/>
    </style:style>
    <style:style style:name="Table1.A1" style:family="table-cell">
      <style:table-cell-properties fo:background-color="#bfbfbf" fo:padding-left="0.199cm" fo:padding-right="0.191cm" fo:padding-top="0cm" fo:padding-bottom="0cm" fo:border="0.5pt solid #00000a">
        <style:background-image/>
      </style:table-cell-properties>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3" style:family="table-row">
      <style:table-row-properties style:min-row-height="0.397cm" fo:keep-together="auto"/>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P1" style:family="paragraph" style:parent-style-name="Standard">
      <style:text-properties fo:color="#000000" style:font-name="Arial" fo:font-size="9pt" style:font-name-asian="Times New Roman" style:font-size-asian="9pt" style:font-name-complex="Arial1" style:font-size-complex="9pt"/>
    </style:style>
    <style:style style:name="P2" style:family="paragraph" style:parent-style-name="Standard">
      <style:paragraph-properties fo:margin-top="0cm" fo:margin-bottom="0cm" style:contextual-spacing="false"/>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T1" style:family="text">
      <style:text-properties fo:font-weight="bold" style:font-weight-asian="bold"/>
    </style:style>
    <style:style style:name="T2" style:family="text">
      <style:text-properties officeooo:rsid="001a4c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ustom Object: Offshore Rigs</text:p>
      <text:p text:style-name="Standard">Bakground: We have a custom object in our Salesforce to identify different oilrigs, as they are potential customers of our services. From a database we do weekly import changes/information about those rigs, i.e. change in contract notes, their status, location etc. <text:s/>Up and until now, we have done an export with fields we would like to save history on, and imported those values to a history field. I.e. we export the field Status, and import the values to field Old Status. The file we use for import has unique identifier linked to the different rigs (RigID, number field)</text:p>
      <text:p text:style-name="Standard">We would now like to be able to automate this process. So that we have a trigger for this. This trigger should during import and if possible when<text:bookmark text:name="_GoBack"/> manual update:</text:p>
      <text:list xml:id="list2470784791642860424" text:style-name="WWNum1">
        <text:list-item>
          <text:p text:style-name="P4">If field is changed</text:p>
        </text:list-item>
        <text:list-item>
          <text:p text:style-name="P4">Copy field value over to History field</text:p>
        </text:list-item>
        <text:list-item>
          <text:p text:style-name="P4">Insert new value in the field.</text:p>
        </text:list-item>
      </text:list>
      <text:p text:style-name="Standard">The fields that this should apply to are:</text:p>
      <table:table table:name="Table1" table:style-name="Table1">
        <table:table-column table:style-name="Table1.A"/>
        <table:table-column table:style-name="Table1.B"/>
        <table:table-row table:style-name="Table1.1">
          <table:table-cell table:style-name="Table1.A1" office:value-type="string">
            <text:p text:style-name="P2"><text:span text:style-name="T1">From Field</text:span></text:p>
          </table:table-cell>
          <table:table-cell table:style-name="Table1.A1" office:value-type="string">
            <text:p text:style-name="P2"><text:span text:style-name="T1">To field</text:span></text:p>
          </table:table-cell>
        </table:table-row>
        <table:table-row table:style-name="Table1.1">
          <table:table-cell table:style-name="Table1.A2" office:value-type="string">
            <text:p text:style-name="P2">Contract Notes (Contract_Notes__c) <text:span text:style-name="T2">(long text)</text:span></text:p>
          </table:table-cell>
          <table:table-cell table:style-name="Table1.B2" office:value-type="string">
            <text:p text:style-name="P2"><text:a xlink:type="simple" xlink:href="https://cs45.salesforce.com/00N40000003C7jJ?setupid=CustomObjects">Contract History</text:a> (Contract_History__c) <text:span text:style-name="T2">(long text)</text:span></text:p>
          </table:table-cell>
        </table:table-row>
        <table:table-row table:style-name="Table1.3">
          <table:table-cell table:style-name="Table1.A3" office:value-type="string">
            <text:p text:style-name="P2"><text:a xlink:type="simple" xlink:href="https://cs45.salesforce.com/00N40000003C7Yr?setupid=CustomObjects">Status</text:a> (Status__c) <text:span text:style-name="T2">(pick)</text:span></text:p>
          </table:table-cell>
          <table:table-cell table:style-name="Table1.B3" office:value-type="string">
            <text:p text:style-name="P2"><text:a xlink:type="simple" xlink:href="https://cs45.salesforce.com/00N40000003Fiid?setupid=CustomObjects">Last Status</text:a> (Last_Status__c) <text:span text:style-name="T2">(Text)</text:span></text:p>
          </table:table-cell>
        </table:table-row>
        <table:table-row table:style-name="Table1.1">
          <table:table-cell table:style-name="Table1.A4" office:value-type="string">
            <text:p text:style-name="P2"><text:a xlink:type="simple" xlink:href="https://cs45.salesforce.com/00N40000003C7Yi?setupid=CustomObjects">Location</text:a> (Location__c) <text:span text:style-name="T2">(text)</text:span></text:p>
          </table:table-cell>
          <table:table-cell table:style-name="Table1.B4" office:value-type="string">
            <text:p text:style-name="P2"><text:a xlink:type="simple" xlink:href="https://cs45.salesforce.com/00N8A000000fWIT?setupid=CustomObjects">Old Location</text:a> (Old_Location__c) <text:span text:style-name="T2">(text)</text:span></text:p>
          </table:table-cell>
        </table:table-row>
        <table:table-row table:style-name="Table1.1">
          <table:table-cell table:style-name="Table1.A5" office:value-type="string">
            <text:p text:style-name="P2"><text:a xlink:type="simple" xlink:href="https://cs45.salesforce.com/00N40000003C7Yk?setupid=CustomObjects">Operator</text:a> (Operator__c) <text:span text:style-name="T2">(text)</text:span></text:p>
          </table:table-cell>
          <table:table-cell table:style-name="Table1.B5" office:value-type="string">
            <text:p text:style-name="P2"><text:a xlink:type="simple" xlink:href="https://cs45.salesforce.com/00N8A000000fWIY?setupid=CustomObjects">Old Operator</text:a> (Old_Operator__c) <text:span text:style-name="T2">(text)</text:span></text:p>
          </table:table-cell>
        </table:table-row>
        <table:table-row table:style-name="Table1.1">
          <table:table-cell table:style-name="Table1.A6" office:value-type="string">
            <text:p text:style-name="P2"><text:a xlink:type="simple" xlink:href="https://cs45.salesforce.com/00N40000003C7Yo?setupid=CustomObjects">Rig Manager</text:a> (Rig_Manager__c) <text:span text:style-name="T2">(text)</text:span></text:p>
          </table:table-cell>
          <table:table-cell table:style-name="Table1.B6" office:value-type="string">
            <text:p text:style-name="P2"><text:a xlink:type="simple" xlink:href="https://cs45.salesforce.com/00N8A000000fWId?setupid=CustomObjects">Old Rig Manager</text:a> (Old_Rig_Manager__c) <text:span text:style-name="T2">(text)</text:span></text:p>
          </table:table-cell>
        </table:table-row>
      </table:table>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sle Stenseng</meta:initial-creator>
    <meta:editing-cycles>1</meta:editing-cycles>
    <meta:creation-date>2017-03-28T07:21:00</meta:creation-date>
    <dc:date>2017-03-29T13:25:29.714620291</dc:date>
    <meta:editing-duration>PT23S</meta:editing-duration>
    <meta:generator>LibreOffice/4.2.8.2$Linux_X86_64 LibreOffice_project/420m0$Build-2</meta:generator>
    <meta:document-statistic meta:table-count="1" meta:image-count="0" meta:object-count="0" meta:page-count="1" meta:paragraph-count="19" meta:word-count="204" meta:character-count="1281" meta:non-whitespace-character-count="10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